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c500" officeooo:paragraph-rsid="000dc5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s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15:17:53.321000000</meta:creation-date>
    <dc:date>2017-09-22T15:26:32.733000000</dc:date>
    <meta:editing-duration>PT8M40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5.4.1.2$Windows_x86 LibreOffice_project/ea7cb86e6eeb2bf3a5af73a8f7777ac570321527</meta:generator>
  </office:meta>
</office:document-meta>
</file>